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over>
          <mo stretchy="false">∑</mo>
          <mrow>
            <mrow>
              <mi>j</mi>
              <mo stretchy="false">=</mo>
              <mn>1</mn>
            </mrow>
          </mrow>
          <mi>S</mi>
        </munderover>
        <mfenced open="{" close="}">
          <mrow>
            <mfenced open="[" close="]">
              <mrow>
                <mfrac>
                  <mtext>d</mtext>
                  <mrow>
                    <mtext>d</mtext>
                    <mi>t</mi>
                  </mrow>
                </mfrac>
                <mfenced open="(" close=")">
                  <mrow>
                    <mfrac>
                      <mrow>
                        <mo stretchy="false">∂</mo>
                        <mi>T</mi>
                      </mrow>
                      <mrow>
                        <mo stretchy="false">∂</mo>
                        <msub>
                          <mrow>
                            <mover accent="true">
                              <mi>q</mi>
                              <mo stretchy="false">˙</mo>
                            </mover>
                          </mrow>
                          <mi>j</mi>
                        </msub>
                      </mrow>
                    </mfrac>
                  </mrow>
                </mfenced>
                <mrow>
                  <mi/>
                  <mo stretchy="false">−</mo>
                  <mi/>
                </mrow>
                <mfrac>
                  <mrow>
                    <mo stretchy="false">∂</mo>
                    <mi>T</mi>
                  </mrow>
                  <mrow>
                    <mo stretchy="false">∂</mo>
                    <msub>
                      <mi>q</mi>
                      <mi>j</mi>
                    </msub>
                  </mrow>
                </mfrac>
              </mrow>
            </mfenced>
            <mrow>
              <mi/>
              <mo stretchy="false">−</mo>
              <mi/>
            </mrow>
            <msub>
              <mi>Q</mi>
              <mi>j</mi>
            </msub>
          </mrow>
        </mfenced>
      </mrow>
      <mo stretchy="false">δ</mo>
      <msub>
        <mi>q</mi>
        <mi>j</mi>
      </msub>
      <mrow>
        <mi/>
        <mo stretchy="false">=</mo>
        <mi/>
      </mrow>
      <mn>0</mn>
    </mrow>
    <annotation encoding="StarMath 5.0">alignc sum from {j=1} to S left lbrace left [ "d" over {"d" t} left ( {partial T} over {partial {dot q} _j} right ) `-` {partial T} over {partial q _j} right ] `-` Q _j right rbrace %idelta q_j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7:33:30.983000000</meta:creation-date>
    <meta:generator>LibreOffice/4.1.4.2$Windows_x86 LibreOffice_project/0a0440ccc0227ad9829de5f46be37cfb6edcf72</meta:generator>
  </office:meta>
</office:document-meta>
</file>